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6.7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64.71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144.34pt"/>
    </style:style>
    <style:style style:name="co8" style:family="table-column">
      <style:table-column-properties fo:break-before="auto" style:column-width="176.74pt"/>
    </style:style>
    <style:style style:name="co9" style:family="table-column">
      <style:table-column-properties fo:break-before="auto" style:column-width="188.36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sition on board (cm)</text:p>
          </table:table-cell>
          <table:table-cell office:value-type="string" calcext:value-type="string">
            <text:p>position on ruler (cm)</text:p>
          </table:table-cell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3423" calcext:value-type="float">
            <text:p>334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7337" calcext:value-type="float">
            <text:p>17337</text:p>
          </table:table-cell>
          <table:table-cell table:formula="of:=ABS([.C3]-[.C2])" office:value-type="float" office:value="16086" calcext:value-type="float">
            <text:p>1608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257" calcext:value-type="float">
            <text:p>1257</text:p>
          </table:table-cell>
          <table:table-cell table:formula="of:=ABS([.C4]-[.C3])" office:value-type="float" office:value="16080" calcext:value-type="float">
            <text:p>1608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704" calcext:value-type="float">
            <text:p>50704</text:p>
          </table:table-cell>
          <table:table-cell table:formula="of:=(2^16-1-[.C5]+[.C4])" office:value-type="float" office:value="16088" calcext:value-type="float">
            <text:p>1608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4615" calcext:value-type="float">
            <text:p>34615</text:p>
          </table:table-cell>
          <table:table-cell table:formula="of:=ABS([.C6]-[.C5])" office:value-type="float" office:value="16089" calcext:value-type="float">
            <text:p>16089</text:p>
          </table:table-cell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110" calcext:value-type="float">
            <text:p>20110</text:p>
          </table:table-cell>
          <table:table-cell table:style-name="ce1" table:formula="of:=ABS([.C7]-[.C6])" office:value-type="float" office:value="14505" calcext:value-type="float">
            <text:p>145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5816" calcext:value-type="float">
            <text:p>35816</text:p>
          </table:table-cell>
          <table:table-cell table:formula="of:=ABS(2 ^ 16 - 1 - [.C8] + [.C7]) / 3" office:value-type="float" office:value="16609.6666666667" calcext:value-type="float">
            <text:p>16609.6666666667</text:p>
          </table:table-cell>
          <table:table-cell table:number-columns-repeated="3"/>
          <table:table-cell office:value-type="string" calcext:value-type="string">
            <text:p>count increase = (position error &gt; 0.01) = (duty &lt; 0) = z 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474" calcext:value-type="float">
            <text:p>184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4562" calcext:value-type="float">
            <text:p>34562</text:p>
          </table:table-cell>
          <table:table-cell table:formula="of:=ABS([.C10]-[.C9])" office:value-type="float" office:value="16088" calcext:value-type="float">
            <text:p>160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528" calcext:value-type="float">
            <text:p>18528</text:p>
          </table:table-cell>
          <table:table-cell table:formula="of:=ABS([.C11]-[.C10])" office:value-type="float" office:value="16034" calcext:value-type="float">
            <text:p>16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hom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482" calcext:value-type="float">
            <text:p>6548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8474" calcext:value-type="float">
            <text:p>18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hom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5480" calcext:value-type="float">
            <text:p>6548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.3" calcext:value-type="float">
            <text:p>30.3</text:p>
          </table:table-cell>
          <table:table-cell office:value-type="float" office:value="18474" calcext:value-type="float">
            <text:p>18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hom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65473" calcext:value-type="float">
            <text:p>654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office:value-type="float" office:value="33360" calcext:value-type="float">
            <text:p>33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hom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65488" calcext:value-type="float">
            <text:p>6548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5" calcext:value-type="float">
            <text:p>25.5</text:p>
          </table:table-cell>
          <table:table-cell office:value-type="float" office:value="17278" calcext:value-type="float">
            <text:p>17278</text:p>
          </table:table-cell>
          <table:table-cell table:formula="of:=ABS([.C23]-[.C22]) / 3" office:value-type="float" office:value="16070" calcext:value-type="float">
            <text:p>16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hom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489" calcext:value-type="float">
            <text:p>65489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6026" calcext:value-type="float">
            <text:p>16026</text:p>
          </table:table-cell>
          <table:table-cell table:formula="of:=[.C26]+2^16-1-[.C25]" office:value-type="float" office:value="16072" calcext:value-type="float">
            <text:p>1607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4553" calcext:value-type="float">
            <text:p>3455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8480" calcext:value-type="float">
            <text:p>18480</text:p>
          </table:table-cell>
          <table:table-cell table:formula="of:=[.C27]-[.C28]" office:value-type="float" office:value="16073" calcext:value-type="float">
            <text:p>1607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about 1.5 cm to bot. Edge) 4</text:p>
          </table:table-cell>
          <table:table-cell office:value-type="float" office:value="15" calcext:value-type="float">
            <text:p>15</text:p>
          </table:table-cell>
          <table:table-cell office:value-type="float" office:value="1133" calcext:value-type="float">
            <text:p>113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663" calcext:value-type="float">
            <text:p>5066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  <table:table-cell office:value-type="float" office:value="34562" calcext:value-type="float">
            <text:p>3456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8471" calcext:value-type="float">
            <text:p>1847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93" calcext:value-type="float">
            <text:p>239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1841" calcext:value-type="float">
            <text:p>5184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5763" calcext:value-type="float">
            <text:p>3576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9665" calcext:value-type="float">
            <text:p>1966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577" calcext:value-type="float">
            <text:p>357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1" calcext:value-type="float">
            <text:p>24.1</text:p>
          </table:table-cell>
          <table:table-cell office:value-type="float" office:value="53033" calcext:value-type="float">
            <text:p>5303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1" calcext:value-type="float">
            <text:p>25.1</text:p>
          </table:table-cell>
          <table:table-cell office:value-type="float" office:value="36944" calcext:value-type="float">
            <text:p>3694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0869" calcext:value-type="float">
            <text:p>2086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2" calcext:value-type="float">
            <text:p>27.2</text:p>
          </table:table-cell>
          <table:table-cell office:value-type="float" office:value="4771" calcext:value-type="float">
            <text:p>4771</text:p>
          </table:table-cell>
          <table:table-cell table:formula="of:=[.C43]-[.C44]" office:value-type="float" office:value="16098" calcext:value-type="float">
            <text:p>1609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5" calcext:value-type="float">
            <text:p>28.5</text:p>
          </table:table-cell>
          <table:table-cell office:value-type="float" office:value="54225" calcext:value-type="float">
            <text:p>54225</text:p>
          </table:table-cell>
          <table:table-cell table:formula="of:=2^16-1 - [.C45]+[.C44]" office:value-type="float" office:value="16081" calcext:value-type="float">
            <text:p>1608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5" calcext:value-type="float">
            <text:p>29.5</text:p>
          </table:table-cell>
          <table:table-cell office:value-type="float" office:value="38139" calcext:value-type="float">
            <text:p>3813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5" calcext:value-type="float">
            <text:p>30.5</text:p>
          </table:table-cell>
          <table:table-cell office:value-type="float" office:value="22052" calcext:value-type="float">
            <text:p>2205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.6" calcext:value-type="float">
            <text:p>31.6</text:p>
          </table:table-cell>
          <table:table-cell office:value-type="float" office:value="5970" calcext:value-type="float">
            <text:p>597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.5" calcext:value-type="float">
            <text:p>32.5</text:p>
          </table:table-cell>
          <table:table-cell office:value-type="float" office:value="55414" calcext:value-type="float">
            <text:p>5541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.5" calcext:value-type="float">
            <text:p>33.5</text:p>
          </table:table-cell>
          <table:table-cell office:value-type="float" office:value="39335" calcext:value-type="float">
            <text:p>3933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5" calcext:value-type="float">
            <text:p>34.5</text:p>
          </table:table-cell>
          <table:table-cell office:value-type="float" office:value="23245" calcext:value-type="float">
            <text:p>2324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.5" calcext:value-type="float">
            <text:p>35.5</text:p>
          </table:table-cell>
          <table:table-cell office:value-type="float" office:value="7163" calcext:value-type="float">
            <text:p>716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5" calcext:value-type="float">
            <text:p>36.5</text:p>
          </table:table-cell>
          <table:table-cell office:value-type="float" office:value="56615" calcext:value-type="float">
            <text:p>5661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5" calcext:value-type="float">
            <text:p>37.5</text:p>
          </table:table-cell>
          <table:table-cell office:value-type="float" office:value="40526" calcext:value-type="float">
            <text:p>405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.5" calcext:value-type="float">
            <text:p>38.5</text:p>
          </table:table-cell>
          <table:table-cell office:value-type="float" office:value="24444" calcext:value-type="float">
            <text:p>244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2975" calcext:value-type="float">
            <text:p>5297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6951" calcext:value-type="float">
            <text:p>3695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856" calcext:value-type="float">
            <text:p>2085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773" calcext:value-type="float">
            <text:p>477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4225" calcext:value-type="float">
            <text:p>5422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8137" calcext:value-type="float">
            <text:p>3813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5693" calcext:value-type="float">
            <text:p>3569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965" calcext:value-type="float">
            <text:p>596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" calcext:value-type="float">
            <text:p>17.6</text:p>
          </table:table-cell>
          <table:table-cell office:value-type="float" office:value="35694" calcext:value-type="float">
            <text:p>3569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972" calcext:value-type="float">
            <text:p>5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ty changed from 100 to 5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1" calcext:value-type="float">
            <text:p>30.1</text:p>
          </table:table-cell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sition on board (cm)</text:p>
          </table:table-cell>
          <table:table-cell office:value-type="string" calcext:value-type="string">
            <text:p>position on ruler (cm)</text:p>
          </table:table-cell>
          <table:table-cell office:value-type="string" calcext:value-type="string">
            <text:p>distance based on ruler (cm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stance based on counts (cm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6057" calcext:value-type="float">
            <text:p>-160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1" calcext:value-type="float">
            <text:p>25.1</text:p>
          </table:table-cell>
          <table:table-cell office:value-type="float" office:value="5.1" calcext:value-type="float">
            <text:p>5.1</text:p>
          </table:table-cell>
          <table:table-cell office:value-type="float" office:value="-96490" calcext:value-type="float">
            <text:p>-96490</text:p>
          </table:table-cell>
          <table:table-cell table:formula="of:=ABS([.D3]-[.D2]) / 16057" office:value-type="float" office:value="5.00921716385377" calcext:value-type="float">
            <text:p>5.00921716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2" calcext:value-type="float">
            <text:p>30.2</text:p>
          </table:table-cell>
          <table:table-cell table:formula="of:=[.B4]-[.B3]" office:value-type="float" office:value="5.1" calcext:value-type="float">
            <text:p>5.1</text:p>
          </table:table-cell>
          <table:table-cell office:value-type="float" office:value="-176919" calcext:value-type="float">
            <text:p>-176919</text:p>
          </table:table-cell>
          <table:table-cell table:formula="of:=ABS(([.D4]-[.D3]) / [.D2])" office:value-type="float" office:value="5.00896805131718" calcext:value-type="float">
            <text:p>5.00896805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4" calcext:value-type="float">
            <text:p>24.4</text:p>
          </table:table-cell>
          <table:table-cell table:formula="of:=[.B5]-[.B4]" office:value-type="float" office:value="-5.8" calcext:value-type="float">
            <text:p>-5.8</text:p>
          </table:table-cell>
          <table:table-cell office:value-type="float" office:value="-96546" calcext:value-type="float">
            <text:p>-96546</text:p>
          </table:table-cell>
          <table:table-cell table:formula="of:=ABS(([.D5]-[.D4])/[.D2])" office:value-type="float" office:value="5.00548047580495" calcext:value-type="float">
            <text:p>5.00548047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5" calcext:value-type="float">
            <text:p>29.5</text:p>
          </table:table-cell>
          <table:table-cell table:formula="of:=[.B6]-[.B5]" office:value-type="float" office:value="5.1" calcext:value-type="float">
            <text:p>5.1</text:p>
          </table:table-cell>
          <table:table-cell office:value-type="float" office:value="-176913" calcext:value-type="float">
            <text:p>-1769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7" calcext:value-type="float">
            <text:p>23.7</text:p>
          </table:table-cell>
          <table:table-cell table:formula="of:=[.B7]-[.B6]" office:value-type="float" office:value="-5.8" calcext:value-type="float">
            <text:p>-5.8</text:p>
          </table:table-cell>
          <table:table-cell office:value-type="float" office:value="-96550" calcext:value-type="float">
            <text:p>-9655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8" calcext:value-type="float">
            <text:p>28.8</text:p>
          </table:table-cell>
          <table:table-cell table:formula="of:=[.B8]-[.B7]" office:value-type="float" office:value="5.1" calcext:value-type="float">
            <text:p>5.1</text:p>
          </table:table-cell>
          <table:table-cell office:value-type="float" office:value="-176914" calcext:value-type="float">
            <text:p>-1769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9" calcext:value-type="float">
            <text:p>33.9</text:p>
          </table:table-cell>
          <table:table-cell table:formula="of:=[.B9]-[.B8]" office:value-type="float" office:value="5.1" calcext:value-type="float">
            <text:p>5.1</text:p>
          </table:table-cell>
          <table:table-cell office:value-type="float" office:value="-257342" calcext:value-type="float">
            <text:p>-257342</text:p>
          </table:table-cell>
          <table:table-cell table:formula="of:=ABS(([.D9]-[.D8]) / [.D2])" office:value-type="float" office:value="5.00890577318304" calcext:value-type="float">
            <text:p>5.00890577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[.B10]-[.B9]" office:value-type="float" office:value="5.1" calcext:value-type="float">
            <text:p>5.1</text:p>
          </table:table-cell>
          <table:table-cell office:value-type="float" office:value="-337766" calcext:value-type="float">
            <text:p>-337766</text:p>
          </table:table-cell>
          <table:table-cell table:formula="of:=ABS(([.D10]-[.D9]) / [.D2])" office:value-type="float" office:value="5.00865666064645" calcext:value-type="float">
            <text:p>5.00865666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7" calcext:value-type="float">
            <text:p>32.7</text:p>
          </table:table-cell>
          <table:table-cell table:formula="of:=[.B11]-[.B10]" office:value-type="float" office:value="-6.3" calcext:value-type="float">
            <text:p>-6.3</text:p>
          </table:table-cell>
          <table:table-cell office:value-type="float" office:value="-257403" calcext:value-type="float">
            <text:p>-25740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3" calcext:value-type="float">
            <text:p>26.3</text:p>
          </table:table-cell>
          <table:table-cell table:formula="of:=[.B12]-[.B11]" office:value-type="float" office:value="-6.4" calcext:value-type="float">
            <text:p>-6.4</text:p>
          </table:table-cell>
          <table:table-cell office:value-type="float" office:value="-176975" calcext:value-type="float">
            <text:p>-176975</text:p>
          </table:table-cell>
          <table:table-cell table:formula="of:=ABS(([.D12]-[.D11])/[.D2])" office:value-type="float" office:value="5.00890577318304" calcext:value-type="float">
            <text:p>5.00890577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8" calcext:value-type="float">
            <text:p>19.8</text:p>
          </table:table-cell>
          <table:table-cell table:formula="of:=[.B13]-[.B12]" office:value-type="float" office:value="-6.5" calcext:value-type="float">
            <text:p>-6.5</text:p>
          </table:table-cell>
          <table:table-cell office:value-type="float" office:value="-96548" calcext:value-type="float">
            <text:p>-965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und 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6062" calcext:value-type="float">
            <text:p>-1606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-96490" calcext:value-type="float">
            <text:p>-9649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-176918" calcext:value-type="float">
            <text:p>-1769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96549" calcext:value-type="float">
            <text:p>-9654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-176923" calcext:value-type="float">
            <text:p>-1769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ound 3 </text:p>
          </table:table-cell>
          <table:table-cell table:style-name="ce1" office:value-type="string" calcext:value-type="string" table:number-columns-spanned="2" table:number-rows-spanned="1">
            <text:p>no power for claw and azimu. motors</text:p>
          </table:table-cell>
          <table:covered-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sition on board (cm)</text:p>
          </table:table-cell>
          <table:table-cell office:value-type="string" calcext:value-type="string">
            <text:p>position on ruler (cm)</text:p>
          </table:table-cell>
          <table:table-cell office:value-type="string" calcext:value-type="string">
            <text:p>distance based on ruler (cm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stance based on counts (cm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6059" calcext:value-type="float">
            <text:p>-160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-96488" calcext:value-type="float">
            <text:p>-96488</text:p>
          </table:table-cell>
          <table:table-cell table:formula="of:=([.D33]-[.D34])/[.D33]" office:value-type="float" office:value="-5.00834423064948" calcext:value-type="float">
            <text:p>-5.00834423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-176916" calcext:value-type="float">
            <text:p>-1769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96550" calcext:value-type="float">
            <text:p>-9655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-176916" calcext:value-type="float">
            <text:p>-1769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-96552" calcext:value-type="float">
            <text:p>-965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6126" calcext:value-type="float">
            <text:p>-161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-96490" calcext:value-type="float">
            <text:p>-9649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-176919" calcext:value-type="float">
            <text:p>-1769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float" office:value="-257344" calcext:value-type="float">
            <text:p>-25734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-337777" calcext:value-type="float">
            <text:p>-33777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float" office:value="-257406" calcext:value-type="float">
            <text:p>-25740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-176978" calcext:value-type="float">
            <text:p>-17697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-96549" calcext:value-type="float">
            <text:p>-965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6125" calcext:value-type="float">
            <text:p>-1612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no power for claw and azimu. moto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sition on board (cm)</text:p>
          </table:table-cell>
          <table:table-cell office:value-type="string" calcext:value-type="string">
            <text:p>position on ruler (cm)</text:p>
          </table:table-cell>
          <table:table-cell office:value-type="string" calcext:value-type="string">
            <text:p>distance based on ruler (cm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stance based on counts (cm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6125" calcext:value-type="float">
            <text:p>-161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1" calcext:value-type="float">
            <text:p>25.1</text:p>
          </table:table-cell>
          <table:table-cell table:formula="of:=[.B53]-[.B52]" office:value-type="float" office:value="5.1" calcext:value-type="float">
            <text:p>5.1</text:p>
          </table:table-cell>
          <table:table-cell office:value-type="float" office:value="-96490" calcext:value-type="float">
            <text:p>-96490</text:p>
          </table:table-cell>
          <table:table-cell table:formula="of:=([.D53]-[.D52])/[.D52]" office:value-type="float" office:value="4.98387596899225" calcext:value-type="float">
            <text:p>4.98387596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2" calcext:value-type="float">
            <text:p>30.2</text:p>
          </table:table-cell>
          <table:table-cell table:formula="of:=[.B54]-[.B53]" office:value-type="float" office:value="5.1" calcext:value-type="float">
            <text:p>5.1</text:p>
          </table:table-cell>
          <table:table-cell office:value-type="float" office:value="-176920" calcext:value-type="float">
            <text:p>-176920</text:p>
          </table:table-cell>
          <table:table-cell table:formula="of:=([.D54]-[.D53])/[.D52]" office:value-type="float" office:value="4.98790697674419" calcext:value-type="float">
            <text:p>4.98790697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3" calcext:value-type="float">
            <text:p>35.3</text:p>
          </table:table-cell>
          <table:table-cell table:formula="of:=[.B55]-[.B54]" office:value-type="float" office:value="5.1" calcext:value-type="float">
            <text:p>5.1</text:p>
          </table:table-cell>
          <table:table-cell office:value-type="float" office:value="-257350" calcext:value-type="float">
            <text:p>-257350</text:p>
          </table:table-cell>
          <table:table-cell table:formula="of:=([.D55]-[.D54])/[.D52]" office:value-type="float" office:value="4.98790697674419" calcext:value-type="float">
            <text:p>4.987906976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5" calcext:value-type="float">
            <text:p>40.5</text:p>
          </table:table-cell>
          <table:table-cell table:formula="of:=[.B56]-[.B55]" office:value-type="float" office:value="5.2" calcext:value-type="float">
            <text:p>5.2</text:p>
          </table:table-cell>
          <table:table-cell office:value-type="float" office:value="-337774" calcext:value-type="float">
            <text:p>-33777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3" calcext:value-type="float">
            <text:p>35.3</text:p>
          </table:table-cell>
          <table:table-cell table:formula="of:=[.B57]-[.B56]" office:value-type="float" office:value="-5.2" calcext:value-type="float">
            <text:p>-5.2</text:p>
          </table:table-cell>
          <table:table-cell office:value-type="float" office:value="-257406" calcext:value-type="float">
            <text:p>-257406</text:p>
          </table:table-cell>
          <table:table-cell table:formula="of:=ABS([.D57]-[.D52]) / 15.3 * 15" office:value-type="float" office:value="236550" calcext:value-type="float">
            <text:p>236550</text:p>
          </table:table-cell>
          <table:table-cell table:formula="of:=[.D57]-[.D52]" office:value-type="float" office:value="-241281" calcext:value-type="float">
            <text:p>-2412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2" calcext:value-type="float">
            <text:p>30.2</text:p>
          </table:table-cell>
          <table:table-cell table:formula="of:=[.B58]-[.B57]" office:value-type="float" office:value="-5.1" calcext:value-type="float">
            <text:p>-5.1</text:p>
          </table:table-cell>
          <table:table-cell office:value-type="float" office:value="-176976" calcext:value-type="float">
            <text:p>-176976</text:p>
          </table:table-cell>
          <table:table-cell table:formula="of:=[.D52]-[.E57]" office:value-type="float" office:value="-252675" calcext:value-type="float">
            <text:p>-2526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1" calcext:value-type="float">
            <text:p>25.1</text:p>
          </table:table-cell>
          <table:table-cell table:formula="of:=[.B59]-[.B58]" office:value-type="float" office:value="-5.1" calcext:value-type="float">
            <text:p>-5.1</text:p>
          </table:table-cell>
          <table:table-cell office:value-type="float" office:value="-96549" calcext:value-type="float">
            <text:p>-965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B60]-[.B59]" office:value-type="float" office:value="-5.1" calcext:value-type="float">
            <text:p>-5.1</text:p>
          </table:table-cell>
          <table:table-cell office:value-type="float" office:value="-16126" calcext:value-type="float">
            <text:p>-1612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-337782" calcext:value-type="float">
            <text:p>-3377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6126" calcext:value-type="float">
            <text:p>-161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-96494" calcext:value-type="float">
            <text:p>-96494</text:p>
          </table:table-cell>
          <table:table-cell table:formula="of:=[.D52]-ABS([.D56]-[.D52]) / 20.5 * 20" office:value-type="float" office:value="-329928.902439024" calcext:value-type="float">
            <text:p>-329928.902439024</text:p>
          </table:table-cell>
          <table:table-cell/>
        </table:table-row>
      </table:table>
      <table:table table:name="Sheet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alibr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ition on board (cm)</text:p>
          </table:table-cell>
          <table:table-cell office:value-type="string" calcext:value-type="string">
            <text:p>position on ruler (cm)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5742" calcext:value-type="float">
            <text:p>-1574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1505" calcext:value-type="float">
            <text:p>-31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55:06.008829789</meta:creation-date>
    <dc:date>2018-03-05T16:43:27.694459527</dc:date>
    <meta:editing-duration>P3DT5H15M7S</meta:editing-duration>
    <meta:editing-cycles>61</meta:editing-cycles>
    <meta:generator>LibreOffice/5.1.6.2$Linux_X86_64 LibreOffice_project/10m0$Build-2</meta:generator>
    <meta:document-statistic meta:table-count="3" meta:cell-count="401" meta:object-count="0"/>
  </office:meta>
</office:document-meta>
</file>